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063in" table:align="left"/>
    </style:style>
    <style:style style:name="Table1.A" style:family="table-column">
      <style:table-column-properties style:column-width="6.4063in"/>
    </style:style>
    <style:style style:name="Table1.A1" style:family="table-cell">
      <style:table-cell-properties style:vertical-align="middle" fo:padding-left="0in" fo:padding-right="0in" fo:padding-top="0.0625in" fo:padding-bottom="0in" fo:border-left="none" fo:border-right="none" fo:border-top="0.05pt solid #ffffff" fo:border-bottom="none"/>
    </style:style>
    <style:style style:name="Table2" style:family="table">
      <style:table-properties style:width="6.4063in" table:align="left"/>
    </style:style>
    <style:style style:name="Table2.A" style:family="table-column">
      <style:table-column-properties style:column-width="6.4063in"/>
    </style:style>
    <style:style style:name="Table2.A1" style:family="table-cell">
      <style:table-cell-properties style:vertical-align="middle" fo:padding-left="0in" fo:padding-right="0in" fo:padding-top="0.0625in" fo:padding-bottom="0in" fo:border-left="none" fo:border-right="none" fo:border-top="0.05pt solid #ffffff" fo:border-bottom="none"/>
    </style:style>
    <style:style style:name="Table3" style:family="table">
      <style:table-properties style:width="6.4063in" style:rel-width="100%" table:align="left"/>
    </style:style>
    <style:style style:name="Table3.A" style:family="table-column">
      <style:table-column-properties style:column-width="0.9611in" style:rel-column-width="9829*"/>
    </style:style>
    <style:style style:name="Table3.B" style:family="table-column">
      <style:table-column-properties style:column-width="5.4451in" style:rel-column-width="55705*"/>
    </style:style>
    <style:style style:name="Table3.A1" style:family="table-cell">
      <style:table-cell-properties fo:padding-left="0in" fo:padding-right="0in" fo:padding-top="0.0625in" fo:padding-bottom="0in" fo:border-left="none" fo:border-right="none" fo:border-top="0.05pt solid #ffffff" fo:border-bottom="none"/>
    </style:style>
    <style:style style:name="Table3.B1" style:family="table-cell">
      <style:table-cell-properties style:vertical-align="middle" fo:padding-left="0in" fo:padding-right="0in" fo:padding-top="0.0625in" fo:padding-bottom="0in" fo:border-left="none" fo:border-right="none" fo:border-top="0.05pt solid #ffffff" fo:border-bottom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fo:font-weight="bold" style:font-size-asian="11pt" style:font-size-complex="11pt"/>
    </style:style>
    <style:style style:name="P3" style:family="paragraph" style:parent-style-name="Table_20_Contents">
      <style:text-properties fo:color="#000000" style:font-name="Arial" fo:font-size="11pt" style:font-size-asian="11pt" style:font-size-complex="11pt"/>
    </style:style>
    <style:style style:name="P4" style:family="paragraph" style:parent-style-name="Table_20_Contents">
      <style:paragraph-properties fo:margin-top="0in" fo:margin-bottom="0.1965in" style:contextual-spacing="false" fo:text-align="center" style:justify-single-word="false"/>
      <style:text-properties fo:color="#000000" style:font-name="Arial" fo:font-size="11pt" fo:font-weight="bold" style:font-size-asian="11pt" style:font-size-complex="11pt"/>
    </style:style>
    <style:style style:name="P5" style:family="paragraph" style:parent-style-name="Table_20_Contents">
      <style:paragraph-properties fo:margin-top="0in" fo:margin-bottom="0.1965in" style:contextual-spacing="false" fo:text-align="start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Table_20_Contents">
      <style:paragraph-properties fo:margin-left="0in" fo:margin-right="0in" fo:margin-top="0in" fo:margin-bottom="0.2083in" style:contextual-spacing="false" style:line-height-at-least="0.2602in" fo:text-align="center" style:justify-single-word="false" fo:text-indent="0in" style:auto-text-indent="false" fo:padding="0in" fo:border="none"/>
    </style:style>
    <style:style style:name="P7" style:family="paragraph" style:parent-style-name="Table_20_Contents">
      <style:paragraph-properties fo:margin-left="0in" fo:margin-right="0in" fo:margin-top="0in" fo:margin-bottom="0.2083in" style:contextual-spacing="false" style:line-height-at-least="0.2602in" fo:text-align="start" style:justify-single-word="false" fo:text-indent="0in" style:auto-text-indent="false" fo:padding="0in" fo:border="none"/>
      <style:text-properties fo:color="#000000" style:font-name="Arial" fo:font-size="11pt" fo:font-weight="normal" style:font-size-asian="11pt" style:font-size-complex="11pt"/>
    </style:style>
    <style:style style:name="P8" style:family="paragraph" style:parent-style-name="Table_20_Contents" style:list-style-name="L1">
      <style:paragraph-properties fo:margin-left="0in" fo:margin-right="0in" fo:margin-top="0in" fo:margin-bottom="0.2917in" style:contextual-spacing="false" fo:text-align="start" style:justify-single-word="false" fo:text-indent="0in" style:auto-text-indent="false" fo:padding="0in" fo:border="none"/>
      <style:text-properties fo:color="#000000" style:font-name="Arial" fo:font-size="11pt" style:font-size-asian="11pt" style:font-size-complex="11pt"/>
    </style:style>
    <style:style style:name="P9" style:family="paragraph" style:parent-style-name="Table_20_Contents" style:list-style-name="L2">
      <style:paragraph-properties fo:margin-left="0in" fo:margin-right="0in" fo:margin-top="0in" fo:margin-bottom="0.2917in" style:contextual-spacing="false" fo:text-align="start" style:justify-single-word="false" fo:text-indent="0in" style:auto-text-indent="false" fo:padding="0in" fo:border="none"/>
      <style:text-properties fo:color="#000000" style:font-name="Arial" fo:font-size="11pt" style:font-size-asian="11pt" style:font-size-complex="11pt"/>
    </style:style>
    <style:style style:name="P10" style:family="paragraph" style:parent-style-name="Table_20_Contents" style:list-style-name="L3">
      <style:paragraph-properties fo:margin-left="0in" fo:margin-right="0in" fo:margin-top="0in" fo:margin-bottom="0.2917in" style:contextual-spacing="false" fo:text-align="start" style:justify-single-word="false" fo:text-indent="0in" style:auto-text-indent="false" fo:padding="0in" fo:border="none"/>
      <style:text-properties fo:color="#000000" style:font-name="Arial" fo:font-size="11pt" style:font-size-asian="11pt" style:font-size-complex="11pt"/>
    </style:style>
    <style:style style:name="P11" style:family="paragraph" style:parent-style-name="Table_20_Contents" style:list-style-name="L4">
      <style:paragraph-properties fo:margin-left="0in" fo:margin-right="0in" fo:margin-top="0in" fo:margin-bottom="0.2917in" style:contextual-spacing="false" fo:text-align="start" style:justify-single-word="false" fo:text-indent="0in" style:auto-text-indent="false" fo:padding="0in" fo:border="none"/>
      <style:text-properties fo:color="#000000" style:font-name="Arial" fo:font-size="11pt" style:font-size-asian="11pt" style:font-size-complex="11pt"/>
    </style:style>
    <style:style style:name="P12" style:family="paragraph" style:parent-style-name="Table_20_Contents" style:list-style-name="L3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 style:list-style-name="L1">
      <style:paragraph-properties fo:margin-top="0in" fo:margin-bottom="0.2917in" style:contextual-spacing="false" fo:text-align="start" style:justify-single-word="false" fo:padding="0in" fo:border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 style:list-style-name="L2">
      <style:paragraph-properties fo:margin-top="0in" fo:margin-bottom="0.2917in" style:contextual-spacing="false" fo:text-align="start" style:justify-single-word="false" fo:padding="0in" fo:border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 style:list-style-name="L3">
      <style:paragraph-properties fo:margin-top="0in" fo:margin-bottom="0.2917in" style:contextual-spacing="false" fo:text-align="start" style:justify-single-word="false" fo:padding="0in" fo:border="none"/>
      <style:text-properties fo:color="#000000" style:font-name="Arial" fo:font-size="11pt" style:font-size-asian="11pt" style:font-size-complex="11pt"/>
    </style:style>
    <style:style style:name="P16" style:family="paragraph" style:parent-style-name="Table_20_Contents" style:list-style-name="L4">
      <style:paragraph-properties fo:margin-top="0in" fo:margin-bottom="0.2917in" style:contextual-spacing="false" fo:text-align="start" style:justify-single-word="false" fo:padding="0in" fo:border="none"/>
      <style:text-properties fo:color="#000000" style:font-name="Arial" fo:font-size="11pt" style:font-size-asian="11pt" style:font-size-complex="11pt"/>
    </style:style>
    <style:style style:name="P17" style:family="paragraph" style:parent-style-name="Table_20_Contents" style:list-style-name="L3">
      <style:paragraph-properties fo:margin-top="0in" fo:margin-bottom="0in" style:contextual-spacing="false" fo:text-align="start" style:justify-single-word="false" fo:padding="0in" fo:border="none"/>
      <style:text-properties fo:color="#000000" style:font-name="Arial" fo:font-size="11pt" style:font-size-asian="11pt" style:font-size-complex="11pt"/>
    </style:style>
    <style:style style:name="T1" style:family="text">
      <style:text-properties style:text-line-through-style="none" style:text-line-through-type="none" style:font-name="Arial" fo:font-size="11pt" style:text-underline-style="none" fo:font-weight="normal" style:text-blinking="false" style:font-size-asian="11pt" style:font-size-complex="11pt"/>
    </style:style>
    <style:style style:name="T2" style:family="text">
      <style:text-properties fo:color="#445b64" fo:font-weight="normal"/>
    </style:style>
    <style:style style:name="T3" style:family="text">
      <style:text-properties fo:color="#445b64" style:font-name="Arial" fo:font-weight="normal"/>
    </style:style>
    <style:style style:name="T4" style:family="text">
      <style:text-properties fo:color="#445b64" style:font-name="Arial" fo:font-size="11pt" fo:font-weight="normal" style:font-size-asian="11pt" style:font-size-complex="11pt"/>
    </style:style>
    <style:style style:name="T5" style:family="text">
      <style:text-properties fo:color="#e5554e" style:text-line-through-style="none" style:text-line-through-type="none" style:text-underline-style="none" fo:font-weight="normal" style:text-blinking="false"/>
    </style:style>
    <style:style style:name="T6" style:family="text">
      <style:text-properties fo:color="#e5554e" style:text-line-through-style="none" style:text-line-through-type="none" style:font-name="Arial" style:text-underline-style="none" fo:font-weight="normal" style:text-blinking="false"/>
    </style:style>
    <style:style style:name="T7" style:family="text">
      <style:text-properties fo:color="#e5554e" style:text-line-through-style="none" style:text-line-through-type="none" style:font-name="Arial" fo:font-size="11pt" style:text-underline-style="none" fo:font-weight="normal" style:text-blinking="false" style:font-size-asian="11pt" style:font-size-complex="11pt"/>
    </style:style>
    <style:style style:name="T8" style:family="text">
      <style:text-properties fo:font-style="italic"/>
    </style:style>
    <style:style style:name="T9" style:family="text">
      <style:text-properties fo:font-style="italic" fo:font-weight="bold"/>
    </style:style>
    <style:style style:name="T10" style:family="text">
      <style:text-properties fo:font-weight="bold"/>
    </style:style>
    <style:style style:name="T11" style:family="text">
      <style:text-properties style:font-name="Arial" fo:font-size="11pt" fo:font-weight="normal" style:font-size-asian="11pt" style:font-size-complex="11pt"/>
    </style:style>
    <style:style style:name="T12" style:family="text">
      <style:text-properties fo:color="#000000" style:font-name="Arial" fo:font-size="11pt" fo:font-weight="normal" style:font-size-asian="11pt" style:font-size-complex="11pt"/>
    </style:style>
    <style:style style:name="T13" style:family="text">
      <style:text-properties fo:color="#000000" style:text-line-through-style="none" style:text-line-through-type="none" style:font-name="Arial" fo:font-size="11pt" style:text-underline-style="none" fo:font-weight="normal" style:text-blinking="false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637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R. Louis Green</text:p>
            <text:p text:style-name="P6"><text:span text:style-name="T12">847 University Blvd., Apt. 3, Syracuse, NY 13244<text:line-break/>Phone: (315) 555-3214 — Cell: (315) 555-3834<text:line-break/>Email Address: </text:span><text:a xlink:type="simple" xlink:href="mailto:rgreen@syracuse.edu"><text:span text:style-name="T13">rgreen@syracuse.edu</text:span></text:a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<text:line-break/>Profile</text:p>
                </table:table-cell>
                <table:table-cell table:style-name="Table3.B1" office:value-type="string">
                  <text:list xml:id="list7063781283437806199" text:style-name="L1">
                    <text:list-item>
                      <text:p text:style-name="P8">Creative problem-solver and marketer, who can see big picture while never losing sight of details that deliver results.</text:p>
                    </text:list-item>
                    <text:list-item>
                      <text:p text:style-name="P13">Motivated team player with demonstrated talent for deploying research and organizational skills toward analyzing, upgrading, and streamlining complex marketing processes for improvement opportunities.</text:p>
                    </text:list-item>
                    <text:list-item>
                      <text:p text:style-name="P13">Enthusiastic self-starter who can boost productivity, cut costs, foster efficiency, and ensure profitability.</text:p>
                    </text:list-item>
                    <text:list-item>
                      <text:p text:style-name="P13">Goal-driven achiever with strong organizational skills, detail orientation.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  <table:table-cell table:style-name="Table3.B1" office:value-type="string">
                  <text:p text:style-name="P5">Bachelor of Business Administration</text:p>
                  <text:p text:style-name="P7">Syracuse University, Syracuse, NY<text:line-break/>Graduation Date: May 2007<text:line-break/>Major: Marketing<text:line-break/>Minor: Information Technology<text:line-break/>Overall GPA: 3.89 Minor GPA: 4.00</text:p>
                </table:table-cell>
              </table:table-row>
              <table:table-row>
                <table:table-cell table:style-name="Table3.A1" office:value-type="string">
                  <text:p text:style-name="P2">Experience</text:p>
                </table:table-cell>
                <table:table-cell table:style-name="Table3.B1" office:value-type="string">
                  <text:p text:style-name="P5"><text:span text:style-name="T9">Computer Lab Manager</text:span> <text:line-break/><text:span text:style-name="T8">Syracuse University, Division of Information Technology, August 2007 – present</text:span></text:p>
                  <text:list xml:id="list441353757123050747" text:style-name="L2">
                    <text:list-item>
                      <text:p text:style-name="P9">Manage team of five assistants in 30-desktop lab.</text:p>
                    </text:list-item>
                    <text:list-item>
                      <text:p text:style-name="P14">Develop solutions for all aspects of lab usage.</text:p>
                    </text:list-item>
                    <text:list-item>
                      <text:p text:style-name="P14">Ensure safety and security in the lab.</text:p>
                    </text:list-item>
                    <text:list-item>
                      <text:p text:style-name="P14">Serve as key member of IT management solutions team.</text:p>
                    </text:list-item>
                  </text:list>
                  <text:p text:style-name="P7"/>
                  <text:p text:style-name="P7"><text:soft-page-break/><text:span text:style-name="T9">Marketing Specialist</text:span><text:line-break/><text:span text:style-name="T8">Manlius Temporary Services, Manlius, NY, May 2004 – May 2007</text:span></text:p>
                  <text:list xml:id="list7030432952319401942" text:style-name="L3">
                    <text:list-item>
                      <text:p text:style-name="P10">Functioned as versatile team player with ability to quickly assess, comprehend, and manage new business scenarios, customer groups, and product types.</text:p>
                    </text:list-item>
                    <text:list-item>
                      <text:p text:style-name="P15">Played key role in the development, rollout, and management of numerous marketing campaigns for a variety of employers, including:</text:p>
                      <text:list>
                        <text:list-item>
                          <text:p text:style-name="P12"><text:span text:style-name="T10">Carrier Corporation</text:span>: Marketing Assistant in brand development department</text:p>
                        </text:list-item>
                        <text:list-item>
                          <text:p text:style-name="P17"><text:span text:style-name="T10">University Hospital Home Care Services</text:span>: Marketing Assistant in public relations department</text:p>
                        </text:list-item>
                        <text:list-item>
                          <text:p text:style-name="P17"><text:span text:style-name="T10">Orangemen Products Company</text:span>: Marketing Assistant in marketing department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"><text:line-break/>Awards and Honors</text:p>
                </table:table-cell>
                <table:table-cell table:style-name="Table3.B1" office:value-type="string">
                  <text:list xml:id="list9099769420405150570" text:style-name="L4">
                    <text:list-item>
                      <text:p text:style-name="P11">Syracuse University Business School Foundation Merit Award in Marketing</text:p>
                    </text:list-item>
                    <text:list-item>
                      <text:p text:style-name="P16">Outstanding Marketing Senior Award</text:p>
                    </text:list-item>
                    <text:list-item>
                      <text:p text:style-name="P16">Beta Gamma Sigma – Business Honor Society</text:p>
                    </text:list-item>
                    <text:list-item>
                      <text:p text:style-name="P16">Mortar Board</text:p>
                    </text:list-item>
                    <text:list-item>
                      <text:p text:style-name="P16">Dean’s List</text:p>
                    </text:list-item>
                    <text:list-item>
                      <text:p text:style-name="P16">Who’s Who Among American College Students</text:p>
                    </text:list-item>
                    <text:list-item>
                      <text:p text:style-name="P16">Phi Eta Sigma – Freshman Honor Society</text:p>
                    </text:list-item>
                    <text:list-item>
                      <text:p text:style-name="P16">Dean’s Scholarship Award</text:p>
                    </text:list-item>
                  </text:list>
                </table:table-cell>
              </table:table-row>
            </table:table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15:09.146212912</meta:creation-date>
    <dc:date>2017-06-09T17:17:08.016337501</dc:date>
    <meta:editing-duration>P0D</meta:editing-duration>
    <meta:editing-cycles>1</meta:editing-cycles>
    <meta:document-statistic meta:table-count="3" meta:image-count="0" meta:object-count="0" meta:page-count="2" meta:paragraph-count="31" meta:word-count="292" meta:character-count="2038" meta:non-whitespace-character-count="1790"/>
    <meta:generator>LibreOffice/4.2.8.2$Linux_X86_64 LibreOffice_project/420m0$Build-2</meta:generator>
  </office:meta>
</office:document-meta>
</file>